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  <style:style style:name="P2" style:family="paragraph" style:parent-style-name="Standard">
      <style:text-properties officeooo:paragraph-rsid="00196b24"/>
    </style:style>
    <style:style style:name="P3" style:family="paragraph" style:parent-style-name="Standard">
      <style:text-properties officeooo:paragraph-rsid="001a0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include&lt;stdio.h&gt;<text:line-break/>int main()<text:line-break/>{<text:line-break/> <text:s text:c="3"/>int bt[20],p[20],wt[20],tat[20],pr[20],i,j,n,total=0,pos,temp,avg_wt,avg_tat;<text:line-break/> <text:s text:c="3"/>printf("Enter Total Number of Processors:\n");<text:line-break/> <text:s text:c="3"/>scanf("%d",&amp;n);<text:line-break/> <text:line-break/> <text:s text:c="3"/>printf("Enter Burst Time and Priority\n");<text:line-break/> <text:s text:c="3"/>for(i=0;i&lt;n;i++)<text:line-break/> <text:s text:c="3"/>{</text:p>
      <text:p text:style-name="P3"><text:line-break/> <text:s text:c="7"/>printf("\nP[%d]\n",i+1);<text:line-break/> <text:s text:c="7"/>printf("Burst Time:");<text:line-break/> <text:s text:c="7"/>scanf("%d",&amp;bt[i]);<text:line-break/> <text:s text:c="7"/>printf("Priority:");<text:line-break/> <text:s text:c="7"/>scanf("%d",&amp;pr[i]);<text:line-break/> <text:s text:c="7"/>p[i]=i+1; <text:s text:c="8"/><text:line-break/> <text:s text:c="3"/>}</text:p>
      <text:p text:style-name="P3"><text:line-break/> <text:s text:c="3"/>for(i=0;i&lt;n;i++)<text:line-break/> <text:s text:c="3"/>{</text:p>
      <text:p text:style-name="P3"><text:line-break/> <text:s text:c="7"/>pos=i;<text:line-break/> <text:s text:c="7"/>for(j=i+1;j&lt;n;j++)<text:line-break/> <text:s text:c="7"/>{<text:line-break/> <text:s text:c="11"/>if(pr[j]&lt;pr[pos])<text:line-break/> <text:s text:c="15"/>pos=j;<text:line-break/> <text:s text:c="7"/>}<text:line-break/> <text:tab/>temp=pr[i];<text:line-break/> <text:s text:c="7"/>pr[i]=pr[pos];<text:line-break/> <text:s text:c="7"/>pr[pos]=temp;<text:line-break/> <text:line-break/> <text:s text:c="7"/>temp=bt[i];<text:line-break/> <text:s text:c="7"/>bt[i]=bt[pos];<text:line-break/> <text:s text:c="7"/>bt[pos]=temp;<text:line-break/> <text:s text:c="7"/>temp=p[i];<text:line-break/> <text:s text:c="7"/>p[i]=p[pos];<text:line-break/> <text:s text:c="7"/>p[pos]=temp;<text:line-break/> <text:s text:c="3"/>}<text:line-break/> <text:s text:c="3"/>wt[0]=0; <text:line-break/> <text:s text:c="3"/>for(i=1;i&lt;n;i++)<text:line-break/> <text:s text:c="3"/>{<text:line-break/> <text:s text:c="7"/>wt[i]=0;<text:line-break/> <text:s text:c="7"/>for(j=0;j&lt;i;j++)<text:line-break/> <text:s text:c="11"/>wt[i]+=bt[j];<text:line-break/> <text:line-break/> <text:s text:c="7"/>total+=wt[i];<text:line-break/> <text:s text:c="3"/>}<text:line-break/> <text:s text:c="3"/>avg_wt=total/n; <text:s text:c="4"/><text:line-break/><text:soft-page-break/> <text:s text:c="3"/>total=0;<text:line-break/> <text:s text:c="3"/>printf("\nProcess\t <text:s text:c="3"/>Burst Time <text:s text:c="3"/>\tWaiting Time\tTurnaround Time");<text:line-break/> <text:s text:c="3"/>for(i=0;i&lt;n;i++)<text:line-break/> <text:s text:c="3"/>{<text:line-break/> <text:s text:c="7"/>tat[i]=bt[i]+wt[i]; <text:s text:c="3"/><text:line-break/> <text:s text:c="7"/>total+=tat[i];<text:line-break/> <text:s text:c="7"/>printf("\nP[%d]\t\t <text:s/>%d\t\t <text:s text:c="3"/>%d\t\t\t%d",p[i],bt[i],wt[i],tat[i]);<text:line-break/> <text:s text:c="3"/>}<text:line-break/> <text:line-break/> <text:s text:c="3"/>avg_tat=total/n; <text:s text:c="4"/><text:line-break/> <text:s text:c="3"/>printf("\n\nAverage Waiting Time=%d",avg_wt);<text:line-break/> <text:s text:c="3"/>printf("\nAverage Turnaround Time=%d\n",avg_tat);<text:line-break/> <text:line-break/>return 0;</text:p>
      <text:p text:style-name="P3"><text:line-break/>}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1:24:45.883000000</dc:date>
    <meta:editing-duration>PT24M27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5" meta:word-count="79" meta:character-count="1342" meta:non-whitespace-character-count="892"/>
  </office:meta>
</office:document-meta>
</file>